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a02" officeooo:paragraph-rsid="0004e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isas a fazer: </text:p>
      <text:p text:style-name="P1"/>
      <text:p text:style-name="P1">- modais clean e resetar</text:p>
      <text:p text:style-name="P1">- tutorial</text:p>
      <text:p text:style-name="P1">- botão start game que bloqueia os botões de selecionar jogadores</text:p>
      <text:p text:style-name="P1">- botão resetar volta pra selecionar jogadores e libera a escolh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1:00:12.214105782</meta:creation-date>
    <dc:date>2023-07-01T21:02:30.004052076</dc:date>
    <meta:editing-duration>PT2M18S</meta:editing-duration>
    <meta:editing-cycles>1</meta:editing-cycles>
    <meta:document-statistic meta:table-count="0" meta:image-count="0" meta:object-count="0" meta:page-count="1" meta:paragraph-count="5" meta:word-count="32" meta:character-count="180" meta:non-whitespace-character-count="152"/>
    <meta:generator>LibreOffice/7.5.4.2$Linux_X86_64 LibreOffice_project/50$Build-2</meta:generator>
  </office:meta>
</office:document-meta>
</file>